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a" svg:font-family="Symbola" style:font-pitch="variable"/>
  </office:font-face-decls>
  <office:automatic-styles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Symbola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2">Barbara McClintock</text:span></text:span><text:span text:style-name="T2"> pasó a la historia por ser la primera mujer en recibir el Premio Nobel de Medicina,</text:span></text:p>
      <text:p text:style-name="Standard"><text:span text:style-name="T2"/></text:p>
      <text:p text:style-name="Standard"><text:span text:style-name="Emphasis"><text:span text:style-name="T2">Lise Meitner</text:span></text:span><text:span text:style-name="T2"> fue una física austriaca, descubridora de la fisión nuclear, un </text:span><text:span text:style-name="Emphasis"><text:span text:style-name="T2">logro</text:span></text:span><text:span text:style-name="T2"> por el que su compañero de laboratorio Otto Hahn recibió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a" svg:font-family="Symbol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17:28.498191894</meta:creation-date>
    <dc:date>2023-02-08T09:35:46.900239221</dc:date>
    <meta:editing-duration>PT8M8S</meta:editing-duration>
    <meta:editing-cycles>1</meta:editing-cycles>
    <meta:document-statistic meta:table-count="0" meta:image-count="0" meta:object-count="0" meta:page-count="1" meta:paragraph-count="2" meta:word-count="41" meta:character-count="242" meta:non-whitespace-character-count="203"/>
    <meta:generator>LibreOffice/7.2.2.2$Linux_X86_64 LibreOffice_project/20$Build-2</meta:generator>
  </office:meta>
</office:document-meta>
</file>